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64f" officeooo:paragraph-rsid="001116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xn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7:12:34.661853387</meta:creation-date>
    <dc:date>2022-12-17T17:12:42.587329361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